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05_08-44-13_000.jpg</text:p>
          </table:table-cell>
          <table:table-cell table:style-name="ce20" office:value-type="string">
            <text:p>:m RES ## / free# JVEMV6 72#6_1 / 72. read / 6. 自律神経系 (lang=korean) / w=自律神経系；体性神経；神経節,topic=~,other=~,think~,doc=s-7.d-1</text:p>
          </table:table-cell>
          <table:table-cell table:style-name="ce4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2]=&quot;&quot;;[.C2];CONCATENATE([.C2];&quot; / &quot;;[.E2]))" office:value-type="string" office:string-value=":m RES ## / free# JVEMV6 72#6_1 / 72. read / 6. 自律神経系 (lang=korean) / w=自律神経系；体性神経；神経節,topic=~,other=~,think~,doc=s-7.d-1">
            <text:p>:m RES ## / free# JVEMV6 72#6_1 / 72. read / 6. 自律神経系 (lang=korean) / w=自律神経系；体性神経；神経節,topic=~,other=~,think~,doc=s-7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05_11-14-51_000.jpg</text:p>
          </table:table-cell>
          <table:table-cell table:style-name="ce18" office:value-type="string">
            <text:p>:m RES #*# / free# JVEMV6 70#_62 / 70. CO2 (lang=ko) / w=メタノール,topic=~,other=~,think~,doc=d~62-1#1.2</text:p>
          </table:table-cell>
          <table:table-cell table:style-name="ce4"/>
          <table:table-cell table:style-name="ce4"/>
          <table:table-cell table:style-name="ce4" office:value-type="string">
            <text:p>N-35-35-28.408813 E-139-34-49.160156</text:p>
          </table:table-cell>
          <table:table-cell table:style-name="ce38" table:formula="of:=IF([.E3]=&quot;&quot;;[.C3];CONCATENATE([.C3];&quot; / &quot;;[.E3]))" office:value-type="string" office:string-value=":m RES #*# / free# JVEMV6 70#_62 / 70. CO2 (lang=ko) / w=メタノール,topic=~,other=~,think~,doc=d~62-1#1.2">
            <text:p>:m RES #*# / free# JVEMV6 70#_62 / 70. CO2 (lang=ko) / w=メタノール,topic=~,other=~,think~,doc=d~62-1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05_12-33-42_000.jpg</text:p>
          </table:table-cell>
          <table:table-cell table:style-name="ce18" office:value-type="string">
            <text:p>:m RES #*# / free# JVEMV6 70#_63 / 70. CO2 (lang=en) / w=sulfur;vacancy,topic=~,other=~,think~,doc=r-11.2#1.1</text:p>
          </table:table-cell>
          <table:table-cell table:style-name="ce19"/>
          <table:table-cell table:style-name="ce4"/>
          <table:table-cell table:style-name="ce4" office:value-type="string">
            <text:p>N-35-35-28.642272 E-139-34-48.995361</text:p>
          </table:table-cell>
          <table:table-cell table:style-name="ce38" table:formula="of:=IF([.E4]=&quot;&quot;;[.C4];CONCATENATE([.C4];&quot; / &quot;;[.E4]))" office:value-type="string" office:string-value=":m RES #*# / free# JVEMV6 70#_63 / 70. CO2 (lang=en) / w=sulfur;vacancy,topic=~,other=~,think~,doc=r-11.2#1.1">
            <text:p>:m RES #*# / free# JVEMV6 70#_63 / 70. CO2 (lang=en) / w=sulfur;vacancy,topic=~,other=~,think~,doc=r-11.2#1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5_13-11-18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5_19-30-58_000.jpg</text:p>
          </table:table-cell>
          <table:table-cell table:style-name="ce20" office:value-type="string">
            <text:p>-*</text:p>
          </table:table-cell>
          <table:table-cell table:style-name="ce20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6]=&quot;&quot;;[.C6];CONCATENATE([.C6];&quot; / &quot;;[.E6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05_19-31-04_000.jpg</text:p>
          </table:table-cell>
          <table:table-cell table:style-name="ce17" office:value-type="string">
            <text:p>:m :篠笛,shinobue #*# / session-memo / s.1:prac,for=half-notes,tempo=80,R=1,RE+ \\\ s.2:prac:prev:5_1:s-5,RE+ \\\ s.3:follow,R=~,for=tm:4_30:R-1,RE+,other=addition:①；②</text:p>
          </table:table-cell>
          <table:table-cell table:style-name="ce18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7]=&quot;&quot;;[.C7];CONCATENATE([.C7];&quot; / &quot;;[.E7]))" office:value-type="string" office:string-value=":m :篠笛,shinobue #*# / session-memo / s.1:prac,for=half-notes,tempo=80,R=1,RE+ \\\ s.2:prac:prev:5_1:s-5,RE+ \\\ s.3:follow,R=~,for=tm:4_30:R-1,RE+,other=addition:①；②">
            <text:p>:m :篠笛,shinobue #*# / session-memo / s.1:prac,for=half-notes,tempo=80,R=1,RE+ \\\ s.2:prac:prev:5_1:s-5,RE+ \\\ s.3:follow,R=~,for=tm:4_30:R-1,RE+,other=addition:①；②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05_20-39-58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463745 E-139-34-49.270019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05_23-48-00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8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06_03-56-27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10]=&quot;&quot;;[.C10];CONCATENATE([.C10];&quot; / &quot;;[.E10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06_07-43-4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05_18-31-03_000.mp4</text:p>
          </table:table-cell>
          <table:table-cell table:style-name="ce8" office:value-type="string">
            <text:p>:VIDEO / @自室 / 記録 / jap.flute / 演奏、play / f-2021-0505-1 / R=1,other=memo~,for=half-notes:practice</text:p>
          </table:table-cell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VIDEO / @自室 / 記録 / jap.flute / 演奏、play / f-2021-0505-1 / R=1,other=memo~,for=half-notes:practice">
            <text:p>:VIDEO / @自室 / 記録 / jap.flute / 演奏、play / f-2021-0505-1 / R=1,other=memo~,for=half-notes:practice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2021/05/06</text:date>, <text:time>08:21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06T08:21:22.76</dc:date>
    <dc:creator>iwabuchi ken</dc:creator>
    <meta:editing-duration>P33DT4H43M9S</meta:editing-duration>
    <meta:editing-cycles>12339</meta:editing-cycles>
    <meta:document-statistic meta:table-count="1" meta:cell-count="351" meta:object-count="0"/>
  </office:meta>
</office:document-meta>
</file>